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visibility="collapse" table:number-columns-repeated="3" table:default-cell-style-name="Default"/>
        <table:table-column table:style-name="co1" table:default-cell-style-name="ce6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tufe</text:p>
          </table:table-cell>
          <table:table-cell table:style-name="ce1"/>
          <table:table-cell table:style-name="ce1" office:value-type="string">
            <text:p>Zeit</text:p>
          </table:table-cell>
          <table:table-cell table:style-name="ce4" office:value-type="string">
            <text:p>Sekunden</text:p>
          </table:table-cell>
          <table:table-cell table:style-name="ce1" office:value-type="string">
            <text:p>Holz</text:p>
          </table:table-cell>
          <table:table-cell table:style-name="ce1" office:value-type="string">
            <text:p>Steine</text:p>
          </table:table-cell>
          <table:table-cell table:style-name="ce1" office:value-type="string">
            <text:p>Strom</text:p>
          </table:table-cell>
          <table:table-cell table:style-name="ce1" office:value-type="string">
            <text:p>Öl</text:p>
          </table:table-cell>
          <table:table-cell table:style-name="ce1" office:value-type="string">
            <text:p>Punkte</text:p>
          </table:table-cell>
          <table:table-cell table:style-name="ce1" office:value-type="string">
            <text:p>Holz/h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time" office:time-value="PT00H03M50S">
            <text:p>00:03:50</text:p>
          </table:table-cell>
          <table:table-cell table:style-name="ce5" table:formula="of:=MINUTE([.C2])*60+SECOND([.C2])" office:value-type="float" office:value="230">
            <text:p>230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2"/>
          <table:table-cell table:style-name="ce3" office:value-type="time" office:time-value="PT00H04M55S">
            <text:p>00:04:55</text:p>
          </table:table-cell>
          <table:table-cell table:style-name="ce5" table:formula="of:=MINUTE([.C3])*60+SECOND([.C3])" office:value-type="float" office:value="295">
            <text:p>29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2"/>
          <table:table-cell table:style-name="ce3" office:value-type="time" office:time-value="PT00H06M17S">
            <text:p>00:06:17</text:p>
          </table:table-cell>
          <table:table-cell table:style-name="ce5" table:formula="of:=MINUTE([.C4])*60+SECOND([.C4])" office:value-type="float" office:value="377">
            <text:p>377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3">
            <text:p>43</text:p>
          </table:table-cell>
          <table:table-cell table:number-columns-repeated="1014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2"/>
          <table:table-cell table:style-name="ce3" office:value-type="time" office:time-value="PT00H08M03S">
            <text:p>00:08:03</text:p>
          </table:table-cell>
          <table:table-cell table:style-name="ce5" table:formula="of:=MINUTE([.C5])*60+SECOND([.C5])" office:value-type="float" office:value="483">
            <text:p>483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2">
            <text:p>52</text:p>
          </table:table-cell>
          <table:table-cell table:number-columns-repeated="1014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2"/>
          <table:table-cell table:style-name="ce3" office:value-type="time" office:time-value="PT00H10M18S">
            <text:p>00:10:18</text:p>
          </table:table-cell>
          <table:table-cell table:style-name="ce5" table:formula="of:=MINUTE([.C6])*60+SECOND([.C6])" office:value-type="float" office:value="618">
            <text:p>618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2">
            <text:p>62</text:p>
          </table:table-cell>
          <table:table-cell table:number-columns-repeated="1014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2"/>
          <table:table-cell table:style-name="ce3" office:value-type="time" office:time-value="PT00H13M12S">
            <text:p>00:13:12</text:p>
          </table:table-cell>
          <table:table-cell table:style-name="ce5" table:formula="of:=MINUTE([.C7])*60+SECOND([.C7])" office:value-type="float" office:value="792">
            <text:p>792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53">
            <text:p>15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2"/>
          <table:table-cell table:style-name="ce3" office:value-type="time" office:time-value="PT00H16M53S">
            <text:p>00:16:53</text:p>
          </table:table-cell>
          <table:table-cell table:style-name="ce5" table:formula="of:=MINUTE([.C8])*60+SECOND([.C8])" office:value-type="float" office:value="1013">
            <text:p>1013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281">
            <text:p>281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90">
            <text:p>90</text:p>
          </table:table-cell>
          <table:table-cell table:number-columns-repeated="1014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/>
          <table:table-cell table:style-name="ce3" office:value-type="time" office:time-value="PT00H21M37S">
            <text:p>00:21:37</text:p>
          </table:table-cell>
          <table:table-cell table:style-name="ce5" table:formula="of:=MINUTE([.C9])*60+SECOND([.C9])" office:value-type="float" office:value="1297">
            <text:p>1297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262">
            <text:p>262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07">
            <text:p>107</text:p>
          </table:table-cell>
          <table:table-cell table:number-columns-repeated="1014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2"/>
          <table:table-cell table:style-name="ce3" office:value-type="time" office:time-value="PT00H27M40S">
            <text:p>00:27:40</text:p>
          </table:table-cell>
          <table:table-cell table:style-name="ce5" table:formula="of:=MINUTE([.C10])*60+SECOND([.C10])" office:value-type="float" office:value="1660">
            <text:p>1660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461">
            <text:p>461</text:p>
          </table:table-cell>
          <table:table-cell table:style-name="ce7" office:value-type="float" office:value="332">
            <text:p>332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29">
            <text:p>129</text:p>
          </table:table-cell>
          <table:table-cell table:number-columns-repeated="1014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2"/>
          <table:table-cell table:style-name="ce3" office:value-type="time" office:time-value="PT00H35M25S">
            <text:p>00:35:25</text:p>
          </table:table-cell>
          <table:table-cell table:style-name="ce5" table:formula="of:=MINUTE([.C11])*60+SECOND([.C11])" office:value-type="float" office:value="2125">
            <text:p>2125</text:p>
          </table:table-cell>
          <table:table-cell table:style-name="ce7" office:value-type="float" office:value="258">
            <text:p>258</text:p>
          </table:table-cell>
          <table:table-cell table:style-name="ce7" office:value-type="float" office:value="590">
            <text:p>59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373">
            <text:p>37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55">
            <text:p>155</text:p>
          </table:table-cell>
          <table:table-cell table:number-columns-repeated="1014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2"/>
          <table:table-cell table:style-name="ce3" office:value-type="time" office:time-value="PT00H45M20S">
            <text:p>00:45:20</text:p>
          </table:table-cell>
          <table:table-cell table:style-name="ce5" table:formula="of:=MINUTE([.C12])*60+SECOND([.C12])" office:value-type="float" office:value="2720">
            <text:p>2720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86">
            <text:p>186</text:p>
          </table:table-cell>
          <table:table-cell table:number-columns-repeated="1014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/>
          <table:table-cell table:style-name="ce3" office:value-type="time" office:time-value="PT00H58M02S">
            <text:p>00:58:02</text:p>
          </table:table-cell>
          <table:table-cell table:style-name="ce5" table:formula="of:=MINUTE([.C13])*60+SECOND([.C13])" office:value-type="float" office:value="3482">
            <text:p>3482</text:p>
          </table:table-cell>
          <table:table-cell table:style-name="ce7" office:value-type="float" office:value="396">
            <text:p>396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672">
            <text:p>672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23">
            <text:p>223</text:p>
          </table:table-cell>
          <table:table-cell table:number-columns-repeated="1014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2"/>
          <table:table-cell table:style-name="ce3" office:value-type="time" office:time-value="PT01H14M17S">
            <text:p>01:14:17</text:p>
          </table:table-cell>
          <table:table-cell table:style-name="ce5" table:formula="of:=HOUR([.C14])*60*60+MINUTE([.C14])*60+SECOND([.C14])" office:value-type="float" office:value="4457">
            <text:p>4457</text:p>
          </table:table-cell>
          <table:table-cell table:style-name="ce7" office:value-type="float" office:value="492">
            <text:p>492</text:p>
          </table:table-cell>
          <table:table-cell table:style-name="ce7" office:value-type="float" office:value="1238">
            <text:p>1238</text:p>
          </table:table-cell>
          <table:table-cell table:style-name="ce7" office:value-type="float" office:value="850">
            <text:p>850</text:p>
          </table:table-cell>
          <table:table-cell table:style-name="ce7" office:value-type="float" office:value="728">
            <text:p>7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67">
            <text:p>267</text:p>
          </table:table-cell>
          <table:table-cell table:number-columns-repeated="1014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/>
          <table:table-cell table:style-name="ce3" office:value-type="time" office:time-value="PT01H35M04S">
            <text:p>01:35:04</text:p>
          </table:table-cell>
          <table:table-cell table:style-name="ce5" table:formula="of:=HOUR([.C15])*60*60+MINUTE([.C15])*60+SECOND([.C15])" office:value-type="float" office:value="5704">
            <text:p>5704</text:p>
          </table:table-cell>
          <table:table-cell table:style-name="ce7" office:value-type="float" office:value="610">
            <text:p>610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909">
            <text:p>90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21">
            <text:p>321</text:p>
          </table:table-cell>
          <table:table-cell table:number-columns-repeated="1014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2"/>
          <table:table-cell table:style-name="ce3" office:value-type="time" office:time-value="PT02H01M42S">
            <text:p>02:01:42</text:p>
          </table:table-cell>
          <table:table-cell table:style-name="ce5" table:formula="of:=HOUR([.C16])*60*60+MINUTE([.C16])*60+SECOND([.C16])" office:value-type="float" office:value="7302">
            <text:p>7302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2028">
            <text:p>2028</text:p>
          </table:table-cell>
          <table:table-cell table:style-name="ce7" office:value-type="float" office:value="1360">
            <text:p>1360</text:p>
          </table:table-cell>
          <table:table-cell table:style-name="ce7" office:value-type="float" office:value="1137">
            <text:p>1137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385">
            <text:p>385</text:p>
          </table:table-cell>
          <table:table-cell table:number-columns-repeated="1014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2"/>
          <table:table-cell table:style-name="ce3" office:value-type="time" office:time-value="PT02H35M46S">
            <text:p>02:35:46</text:p>
          </table:table-cell>
          <table:table-cell table:style-name="ce5" table:formula="of:=HOUR([.C17])*60*60+MINUTE([.C17])*60+SECOND([.C17])" office:value-type="float" office:value="9346">
            <text:p>9346</text:p>
          </table:table-cell>
          <table:table-cell table:style-name="ce7" office:value-type="float" office:value="937">
            <text:p>937</text:p>
          </table:table-cell>
          <table:table-cell table:style-name="ce7" office:value-type="float" office:value="2596">
            <text:p>2596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1421">
            <text:p>142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462">
            <text:p>462</text:p>
          </table:table-cell>
          <table:table-cell table:number-columns-repeated="1014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2"/>
          <table:table-cell table:style-name="ce3" office:value-type="time" office:time-value="PT03H19M23S">
            <text:p>03:19:23</text:p>
          </table:table-cell>
          <table:table-cell table:style-name="ce5" table:formula="of:=HOUR([.C18])*60*60+MINUTE([.C18])*60+SECOND([.C18])" office:value-type="float" office:value="11963">
            <text:p>11963</text:p>
          </table:table-cell>
          <table:table-cell table:style-name="ce7" office:value-type="float" office:value="1162">
            <text:p>1162</text:p>
          </table:table-cell>
          <table:table-cell table:style-name="ce7" office:value-type="float" office:value="3323">
            <text:p>3323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555">
            <text:p>555</text:p>
          </table:table-cell>
          <table:table-cell table:number-columns-repeated="1014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2"/>
          <table:table-cell table:style-name="ce3" office:value-type="time" office:time-value="PT04H15M13S">
            <text:p>04:15:13</text:p>
          </table:table-cell>
          <table:table-cell table:style-name="ce5" table:formula="of:=HOUR([.C19])*60*60+MINUTE([.C19])*60+SECOND([.C19])" office:value-type="float" office:value="15313">
            <text:p>15313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4254">
            <text:p>4254</text:p>
          </table:table-cell>
          <table:table-cell table:style-name="ce7" office:value-type="float" office:value="2752">
            <text:p>2752</text:p>
          </table:table-cell>
          <table:table-cell table:style-name="ce7" office:value-type="float" office:value="2220">
            <text:p>2220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666">
            <text:p>666</text:p>
          </table:table-cell>
          <table:table-cell table:number-columns-repeated="1014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2"/>
          <table:table-cell table:style-name="ce3" office:value-type="time" office:time-value="PT05H26M40S">
            <text:p>05:26:40</text:p>
          </table:table-cell>
          <table:table-cell table:style-name="ce5" table:formula="of:=HOUR([.C20])*60*60+MINUTE([.C20])*60+SECOND([.C20])" office:value-type="float" office:value="19600">
            <text:p>19600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5445">
            <text:p>5445</text:p>
          </table:table-cell>
          <table:table-cell table:style-name="ce7" office:value-type="float" office:value="3482">
            <text:p>3482</text:p>
          </table:table-cell>
          <table:table-cell table:style-name="ce7" office:value-type="float" office:value="2776">
            <text:p>2776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799">
            <text:p>799</text:p>
          </table:table-cell>
          <table:table-cell table:number-columns-repeated="1014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2"/>
          <table:table-cell table:style-name="ce3" office:value-type="time" office:time-value="PT06H58M08S">
            <text:p>06:58:08</text:p>
          </table:table-cell>
          <table:table-cell table:style-name="ce5" table:formula="of:=HOUR([.C21])*60*60+MINUTE([.C21])*60+SECOND([.C21])" office:value-type="float" office:value="25088">
            <text:p>25088</text:p>
          </table:table-cell>
          <table:table-cell table:style-name="ce7" office:value-type="float" office:value="2216">
            <text:p>2216</text:p>
          </table:table-cell>
          <table:table-cell table:style-name="ce7" office:value-type="float" office:value="6969">
            <text:p>6969</text:p>
          </table:table-cell>
          <table:table-cell table:style-name="ce7" office:value-type="float" office:value="4404">
            <text:p>4404</text:p>
          </table:table-cell>
          <table:table-cell table:style-name="ce7" office:value-type="float" office:value="3469">
            <text:p>3469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958">
            <text:p>958</text:p>
          </table:table-cell>
          <table:table-cell table:number-columns-repeated="1014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2"/>
          <table:table-cell table:style-name="ce3" office:value-type="time" office:time-value="PT08H55M13S">
            <text:p>08:55:13</text:p>
          </table:table-cell>
          <table:table-cell table:style-name="ce5" table:formula="of:=HOUR([.C22])*60*60+MINUTE([.C22])*60+SECOND([.C22])" office:value-type="float" office:value="32113">
            <text:p>32113</text:p>
          </table:table-cell>
          <table:table-cell table:style-name="ce7" office:value-type="float" office:value="2748">
            <text:p>2748</text:p>
          </table:table-cell>
          <table:table-cell table:style-name="ce7" office:value-type="float" office:value="8920">
            <text:p>8920</text:p>
          </table:table-cell>
          <table:table-cell table:style-name="ce7" office:value-type="float" office:value="5571">
            <text:p>5571</text:p>
          </table:table-cell>
          <table:table-cell table:style-name="ce7" office:value-type="float" office:value="4337">
            <text:p>4337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1150">
            <text:p>1150</text:p>
          </table:table-cell>
          <table:table-cell table:number-columns-repeated="1014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2"/>
          <table:table-cell table:style-name="ce3" office:value-type="time" office:time-value="PT11H25M05S">
            <text:p>11:25:05</text:p>
          </table:table-cell>
          <table:table-cell table:style-name="ce5" table:formula="of:=HOUR([.C23])*60*60+MINUTE([.C23])*60+SECOND([.C23])" office:value-type="float" office:value="41105">
            <text:p>41105</text:p>
          </table:table-cell>
          <table:table-cell table:style-name="ce7" office:value-type="float" office:value="3407">
            <text:p>3407</text:p>
          </table:table-cell>
          <table:table-cell table:style-name="ce7" office:value-type="float" office:value="11418">
            <text:p>11418</text:p>
          </table:table-cell>
          <table:table-cell table:style-name="ce7" office:value-type="float" office:value="7048">
            <text:p>7048</text:p>
          </table:table-cell>
          <table:table-cell table:style-name="ce7" office:value-type="float" office:value="5421">
            <text:p>5421</text:p>
          </table:table-cell>
          <table:table-cell table:style-name="ce7" office:value-type="float" office:value="331">
            <text:p>331</text:p>
          </table:table-cell>
          <table:table-cell table:style-name="ce7" office:value-type="float" office:value="1380">
            <text:p>1380</text:p>
          </table:table-cell>
          <table:table-cell table:number-columns-repeated="1014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2"/>
          <table:table-cell table:style-name="ce3" office:value-type="time" office:time-value="PT14H36M54S">
            <text:p>14:36:54</text:p>
          </table:table-cell>
          <table:table-cell table:style-name="ce5" table:formula="of:=HOUR([.C24])*60*60+MINUTE([.C24])*60+SECOND([.C24])" office:value-type="float" office:value="52614">
            <text:p>52614</text:p>
          </table:table-cell>
          <table:table-cell table:style-name="ce7" office:value-type="float" office:value="4225">
            <text:p>4225</text:p>
          </table:table-cell>
          <table:table-cell table:style-name="ce7" office:value-type="float" office:value="14615">
            <text:p>14615</text:p>
          </table:table-cell>
          <table:table-cell table:style-name="ce7" office:value-type="float" office:value="8915">
            <text:p>8915</text:p>
          </table:table-cell>
          <table:table-cell table:style-name="ce7" office:value-type="float" office:value="6776">
            <text:p>6776</text:p>
          </table:table-cell>
          <table:table-cell table:style-name="ce7" office:value-type="float" office:value="401">
            <text:p>401</text:p>
          </table:table-cell>
          <table:table-cell table:style-name="ce7" office:value-type="float" office:value="1656">
            <text:p>1656</text:p>
          </table:table-cell>
          <table:table-cell table:number-columns-repeated="1014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2"/>
          <table:table-cell table:style-name="ce3" office:value-type="time" office:time-value="PT18H42M26S">
            <text:p>18:42:26</text:p>
          </table:table-cell>
          <table:table-cell table:style-name="ce5" table:formula="of:=HOUR([.C25])*60*60+MINUTE([.C25])*60+SECOND([.C25])" office:value-type="float" office:value="67346">
            <text:p>67346</text:p>
          </table:table-cell>
          <table:table-cell table:style-name="ce7" office:value-type="float" office:value="5239">
            <text:p>5239</text:p>
          </table:table-cell>
          <table:table-cell table:style-name="ce7" office:value-type="float" office:value="18707">
            <text:p>18707</text:p>
          </table:table-cell>
          <table:table-cell table:style-name="ce7" office:value-type="float" office:value="11278">
            <text:p>11278</text:p>
          </table:table-cell>
          <table:table-cell table:style-name="ce7" office:value-type="float" office:value="8470">
            <text:p>8470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1987">
            <text:p>1987</text:p>
          </table:table-cell>
          <table:table-cell table:number-columns-repeated="1014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2"/>
          <table:table-cell table:style-name="ce3" office:value-type="time" office:time-value="PT23H56M43S">
            <text:p>23:56:43</text:p>
          </table:table-cell>
          <table:table-cell table:style-name="ce5" table:formula="of:=[.B26]*24*60*60+HOUR([.C26])*60*60+MINUTE([.C26])*60+SECOND([.C26])" office:value-type="float" office:value="86203">
            <text:p>86203</text:p>
          </table:table-cell>
          <table:table-cell table:style-name="ce7" office:value-type="float" office:value="6496">
            <text:p>6496</text:p>
          </table:table-cell>
          <table:table-cell table:style-name="ce7" office:value-type="float" office:value="23945">
            <text:p>23945</text:p>
          </table:table-cell>
          <table:table-cell table:style-name="ce7" office:value-type="float" office:value="14267">
            <text:p>14267</text:p>
          </table:table-cell>
          <table:table-cell table:style-name="ce7" office:value-type="float" office:value="10588">
            <text:p>10588</text:p>
          </table:table-cell>
          <table:table-cell table:style-name="ce7" office:value-type="float" office:value="587">
            <text:p>587</text:p>
          </table:table-cell>
          <table:table-cell table:style-name="ce7" office:value-type="float" office:value="2385">
            <text:p>2385</text:p>
          </table:table-cell>
          <table:table-cell table:number-columns-repeated="1014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3" office:value-type="time" office:time-value="PT06H39M00S">
            <text:p>06:39:00</text:p>
          </table:table-cell>
          <table:table-cell table:style-name="ce5" table:formula="of:=[.B27]*24*60*60+HOUR([.C27])*60*60+MINUTE([.C27])*60+SECOND([.C27])" office:value-type="float" office:value="110340">
            <text:p>110340</text:p>
          </table:table-cell>
          <table:table-cell table:style-name="ce7" office:value-type="float" office:value="8055">
            <text:p>8055</text:p>
          </table:table-cell>
          <table:table-cell table:style-name="ce7" office:value-type="float" office:value="30650">
            <text:p>30650</text:p>
          </table:table-cell>
          <table:table-cell table:style-name="ce7" office:value-type="float" office:value="18047">
            <text:p>18047</text:p>
          </table:table-cell>
          <table:table-cell table:style-name="ce7" office:value-type="float" office:value="13235">
            <text:p>13235</text:p>
          </table:table-cell>
          <table:table-cell table:style-name="ce7" office:value-type="float" office:value="710">
            <text:p>710</text:p>
          </table:table-cell>
          <table:table-cell table:style-name="ce7" office:value-type="float" office:value="2862">
            <text:p>2862</text:p>
          </table:table-cell>
          <table:table-cell table:number-columns-repeated="1014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3" office:value-type="time" office:time-value="PT15H13M55S">
            <text:p>15:13:55</text:p>
          </table:table-cell>
          <table:table-cell table:style-name="ce5" table:formula="of:=[.B28]*24*60*60+HOUR([.C28])*60*60+MINUTE([.C28])*60+SECOND([.C28])" office:value-type="float" office:value="141235">
            <text:p>141235</text:p>
          </table:table-cell>
          <table:table-cell table:style-name="ce7" office:value-type="float" office:value="9989">
            <text:p>9989</text:p>
          </table:table-cell>
          <table:table-cell table:style-name="ce7" office:value-type="float" office:value="39232">
            <text:p>39232</text:p>
          </table:table-cell>
          <table:table-cell table:style-name="ce7" office:value-type="float" office:value="22830">
            <text:p>22830</text:p>
          </table:table-cell>
          <table:table-cell table:style-name="ce7" office:value-type="float" office:value="16544">
            <text:p>16544</text:p>
          </table:table-cell>
          <table:table-cell table:style-name="ce7" office:value-type="float" office:value="859">
            <text:p>859</text:p>
          </table:table-cell>
          <table:table-cell table:style-name="ce7" office:value-type="float" office:value="3434">
            <text:p>3434</text:p>
          </table:table-cell>
          <table:table-cell table:number-columns-repeated="1014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3" office:value-type="time" office:time-value="PT02H13M01S">
            <text:p>02:13:01</text:p>
          </table:table-cell>
          <table:table-cell table:style-name="ce5" table:formula="of:=[.B29]*24*60*60+HOUR([.C29])*60*60+MINUTE([.C29])*60+SECOND([.C29])" office:value-type="float" office:value="180781">
            <text:p>180781</text:p>
          </table:table-cell>
          <table:table-cell table:style-name="ce7" office:value-type="float" office:value="12386">
            <text:p>12386</text:p>
          </table:table-cell>
          <table:table-cell table:style-name="ce7" office:value-type="float" office:value="50217">
            <text:p>50217</text:p>
          </table:table-cell>
          <table:table-cell table:style-name="ce7" office:value-type="float" office:value="28880">
            <text:p>28880</text:p>
          </table:table-cell>
          <table:table-cell table:style-name="ce7" office:value-type="float" office:value="20680">
            <text:p>20680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4121">
            <text:p>4121</text:p>
          </table:table-cell>
          <table:table-cell table:number-columns-repeated="1014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2">
            <text:p>2</text:p>
          </table:table-cell>
          <table:table-cell table:style-name="ce3" office:value-type="time" office:time-value="PT16H16M39S">
            <text:p>16:16:39</text:p>
          </table:table-cell>
          <table:table-cell table:style-name="ce5" table:formula="of:=[.B30]*24*60*60+HOUR([.C30])*60*60+MINUTE([.C30])*60+SECOND([.C30])" office:value-type="float" office:value="231399">
            <text:p>231399</text:p>
          </table:table-cell>
          <table:table-cell table:style-name="ce7" office:value-type="float" office:value="15359">
            <text:p>15359</text:p>
          </table:table-cell>
          <table:table-cell table:style-name="ce7" office:value-type="float" office:value="64278">
            <text:p>64278</text:p>
          </table:table-cell>
          <table:table-cell table:style-name="ce7" office:value-type="float" office:value="36533">
            <text:p>36533</text:p>
          </table:table-cell>
          <table:table-cell table:style-name="ce7" office:value-type="float" office:value="25849">
            <text:p>25849</text:p>
          </table:table-cell>
          <table:table-cell table:style-name="ce7" office:value-type="float" office:value="1258">
            <text:p>1258</text:p>
          </table:table-cell>
          <table:table-cell table:style-name="ce7" office:value-type="float" office:value="4945">
            <text:p>4945</text:p>
          </table:table-cell>
          <table:table-cell table:number-columns-repeated="1014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3" office:value-type="time" office:time-value="PT10H16M31S">
            <text:p>10:16:31</text:p>
          </table:table-cell>
          <table:table-cell table:style-name="ce5" table:formula="of:=[.B31]*24*60*60+HOUR([.C31])*60*60+MINUTE([.C31])*60+SECOND([.C31])" office:value-type="float" office:value="296191">
            <text:p>296191</text:p>
          </table:table-cell>
          <table:table-cell table:style-name="ce7" office:value-type="float" office:value="19045">
            <text:p>19045</text:p>
          </table:table-cell>
          <table:table-cell table:style-name="ce7" office:value-type="float" office:value="82275">
            <text:p>82275</text:p>
          </table:table-cell>
          <table:table-cell table:style-name="ce7" office:value-type="float" office:value="46214">
            <text:p>46214</text:p>
          </table:table-cell>
          <table:table-cell table:style-name="ce7" office:value-type="float" office:value="32312">
            <text:p>32312</text:p>
          </table:table-cell>
          <table:table-cell table:style-name="ce7" office:value-type="float" office:value="1522">
            <text:p>1522</text:p>
          </table:table-cell>
          <table:table-cell table:style-name="ce7" office:value-type="float" office:value="5934">
            <text:p>5934</text:p>
          </table:table-cell>
          <table:table-cell table:number-columns-repeated="1014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4">
            <text:p>4</text:p>
          </table:table-cell>
          <table:table-cell table:style-name="ce3" office:value-type="time" office:time-value="PT09H18M44S">
            <text:p>09:18:44</text:p>
          </table:table-cell>
          <table:table-cell table:style-name="ce5" table:formula="of:=[.B32]*24*60*60+HOUR([.C32])*60*60+MINUTE([.C32])*60+SECOND([.C32])" office:value-type="float" office:value="379124">
            <text:p>379124</text:p>
          </table:table-cell>
          <table:table-cell table:style-name="ce7" office:value-type="float" office:value="23615">
            <text:p>23615</text:p>
          </table:table-cell>
          <table:table-cell table:style-name="ce7" office:value-type="float" office:value="105312">
            <text:p>105312</text:p>
          </table:table-cell>
          <table:table-cell table:style-name="ce7" office:value-type="float" office:value="58461">
            <text:p>58461</text:p>
          </table:table-cell>
          <table:table-cell table:style-name="ce7" office:value-type="float" office:value="40390">
            <text:p>40390</text:p>
          </table:table-cell>
          <table:table-cell table:style-name="ce7" office:value-type="float" office:value="1842">
            <text:p>1842</text:p>
          </table:table-cell>
          <table:table-cell table:style-name="ce7" office:value-type="float" office:value="7121">
            <text:p>7121</text:p>
          </table:table-cell>
          <table:table-cell table:number-columns-repeated="1014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5">
            <text:p>5</text:p>
          </table:table-cell>
          <table:table-cell table:style-name="ce3" office:value-type="time" office:time-value="PT14H47M59S">
            <text:p>14:47:59</text:p>
          </table:table-cell>
          <table:table-cell table:style-name="ce5" table:formula="of:=[.B33]*24*60*60+HOUR([.C33])*60*60+MINUTE([.C33])*60+SECOND([.C33])" office:value-type="float" office:value="485279">
            <text:p>485279</text:p>
          </table:table-cell>
          <table:table-cell table:style-name="ce7" office:value-type="float" office:value="29283">
            <text:p>29283</text:p>
          </table:table-cell>
          <table:table-cell table:style-name="ce7" office:value-type="float" office:value="134800">
            <text:p>134800</text:p>
          </table:table-cell>
          <table:table-cell table:style-name="ce7" office:value-type="float" office:value="73953">
            <text:p>73953</text:p>
          </table:table-cell>
          <table:table-cell table:style-name="ce7" office:value-type="float" office:value="50487">
            <text:p>50487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8546">
            <text:p>8546</text:p>
          </table:table-cell>
          <table:table-cell table:number-columns-repeated="1014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7">
            <text:p>7</text:p>
          </table:table-cell>
          <table:table-cell table:style-name="ce3" office:value-type="time" office:time-value="PT04H32M37S">
            <text:p>04:32:37</text:p>
          </table:table-cell>
          <table:table-cell table:style-name="ce5" table:formula="of:=[.B34]*24*60*60+HOUR([.C34])*60*60+MINUTE([.C34])*60+SECOND([.C34])" office:value-type="float" office:value="621157">
            <text:p>621157</text:p>
          </table:table-cell>
          <table:table-cell table:style-name="ce7" office:value-type="float" office:value="36311">
            <text:p>36311</text:p>
          </table:table-cell>
          <table:table-cell table:style-name="ce7" office:value-type="float" office:value="172544">
            <text:p>172544</text:p>
          </table:table-cell>
          <table:table-cell table:style-name="ce7" office:value-type="float" office:value="93551">
            <text:p>93551</text:p>
          </table:table-cell>
          <table:table-cell table:style-name="ce7" office:value-type="float" office:value="63109">
            <text:p>63109</text:p>
          </table:table-cell>
          <table:table-cell table:style-name="ce7" office:value-type="float" office:value="2697">
            <text:p>2697</text:p>
          </table:table-cell>
          <table:table-cell table:style-name="ce7" office:value-type="float" office:value="10255">
            <text:p>10255</text:p>
          </table:table-cell>
          <table:table-cell table:number-columns-repeated="1014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9">
            <text:p>9</text:p>
          </table:table-cell>
          <table:table-cell table:style-name="ce3" office:value-type="time" office:time-value="PT04H51M21S">
            <text:p>04:51:21</text:p>
          </table:table-cell>
          <table:table-cell table:style-name="ce5" table:formula="of:=[.B35]*24*60*60+HOUR([.C35])*60*60+MINUTE([.C35])*60+SECOND([.C35])" office:value-type="float" office:value="795081">
            <text:p>795081</text:p>
          </table:table-cell>
          <table:table-cell table:style-name="ce7" office:value-type="float" office:value="45026">
            <text:p>45026</text:p>
          </table:table-cell>
          <table:table-cell table:style-name="ce7" office:value-type="float" office:value="220856">
            <text:p>220856</text:p>
          </table:table-cell>
          <table:table-cell table:style-name="ce7" office:value-type="float" office:value="118342">
            <text:p>118342</text:p>
          </table:table-cell>
          <table:table-cell table:style-name="ce7" office:value-type="float" office:value="78886">
            <text:p>78886</text:p>
          </table:table-cell>
          <table:table-cell table:style-name="ce7" office:value-type="float" office:value="3263">
            <text:p>3263</text:p>
          </table:table-cell>
          <table:table-cell table:style-name="ce7" office:value-type="float" office:value="12306">
            <text:p>12306</text:p>
          </table:table-cell>
          <table:table-cell table:number-columns-repeated="1014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11">
            <text:p>11</text:p>
          </table:table-cell>
          <table:table-cell table:style-name="ce3" office:value-type="time" office:time-value="PT18H41M44S">
            <text:p>18:41:44</text:p>
          </table:table-cell>
          <table:table-cell table:style-name="ce5" table:formula="of:=[.B36]*24*60*60+HOUR([.C36])*60*60+MINUTE([.C36])*60+SECOND([.C36])" office:value-type="float" office:value="1017704">
            <text:p>1017704</text:p>
          </table:table-cell>
          <table:table-cell table:style-name="ce7" office:value-type="float" office:value="55832">
            <text:p>55832</text:p>
          </table:table-cell>
          <table:table-cell table:style-name="ce7" office:value-type="float" office:value="282696">
            <text:p>282696</text:p>
          </table:table-cell>
          <table:table-cell table:style-name="ce7" office:value-type="float" office:value="149702">
            <text:p>149702</text:p>
          </table:table-cell>
          <table:table-cell table:style-name="ce7" office:value-type="float" office:value="98608">
            <text:p>98608</text:p>
          </table:table-cell>
          <table:table-cell table:style-name="ce7" office:value-type="float" office:value="3949">
            <text:p>3949</text:p>
          </table:table-cell>
          <table:table-cell table:style-name="ce7" office:value-type="float" office:value="14767">
            <text:p>14767</text:p>
          </table:table-cell>
          <table:table-cell table:number-columns-repeated="1014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1020" table:default-cell-style-name="Default"/>
        <table:table-row table:style-name="ro1">
          <table:table-cell table:style-name="ce1" table:number-columns-repeated="2"/>
          <table:table-cell table:style-name="ce1" office:value-type="string">
            <text:p>Zeit</text:p>
          </table:table-cell>
          <table:table-cell table:style-name="ce8"/>
          <table:table-cell table:style-name="ce1" office:value-type="string">
            <text:p>Holz</text:p>
          </table:table-cell>
          <table:table-cell table:style-name="ce1" office:value-type="string">
            <text:p>Steine</text:p>
          </table:table-cell>
          <table:table-cell table:style-name="ce1" office:value-type="string">
            <text:p>Strom</text:p>
          </table:table-cell>
          <table:table-cell table:style-name="ce1" office:value-type="string">
            <text:p>Öl</text:p>
          </table:table-cell>
          <table:table-cell table:style-name="ce1" office:value-type="string">
            <text:p>Punkte</text:p>
          </table:table-cell>
          <table:table-cell table:style-name="ce1" office:value-type="string">
            <text:p>Holz/h</text:p>
          </table:table-cell>
          <table:table-cell table:style-name="ce1"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03M50S">
            <text:p>00:03:50</text:p>
          </table:table-cell>
          <table:table-cell table:style-name="ce9" table:formula="of:=MINUTE([.C2])*60+SECOND([.C2])" office:value-type="float" office:value="230">
            <text:p>230,0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04M55S">
            <text:p>00:04:55</text:p>
          </table:table-cell>
          <table:table-cell table:style-name="ce9" table:formula="of:=MINUTE([.C3])*60+SECOND([.C3])" office:value-type="float" office:value="295">
            <text:p>295,0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06M17S">
            <text:p>00:06:17</text:p>
          </table:table-cell>
          <table:table-cell table:style-name="ce9" table:formula="of:=MINUTE([.C4])*60+SECOND([.C4])" office:value-type="float" office:value="377">
            <text:p>377,0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43">
            <text:p>43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08M03S">
            <text:p>00:08:03</text:p>
          </table:table-cell>
          <table:table-cell table:style-name="ce9" table:formula="of:=MINUTE([.C5])*60+SECOND([.C5])" office:value-type="float" office:value="483">
            <text:p>483,0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2">
            <text:p>52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10M18S">
            <text:p>00:10:18</text:p>
          </table:table-cell>
          <table:table-cell table:style-name="ce9" table:formula="of:=MINUTE([.C6])*60+SECOND([.C6])" office:value-type="float" office:value="618">
            <text:p>618,0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62">
            <text:p>62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13M12S">
            <text:p>00:13:12</text:p>
          </table:table-cell>
          <table:table-cell table:style-name="ce9" table:formula="of:=MINUTE([.C7])*60+SECOND([.C7])" office:value-type="float" office:value="792">
            <text:p>792,0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53">
            <text:p>15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16M53S">
            <text:p>00:16:53</text:p>
          </table:table-cell>
          <table:table-cell table:style-name="ce9" table:formula="of:=MINUTE([.C8])*60+SECOND([.C8])" office:value-type="float" office:value="1013">
            <text:p>1013,0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281">
            <text:p>281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90">
            <text:p>90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21M37S">
            <text:p>00:21:37</text:p>
          </table:table-cell>
          <table:table-cell table:style-name="ce9" table:formula="of:=MINUTE([.C9])*60+SECOND([.C9])" office:value-type="float" office:value="1297">
            <text:p>1297,0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262">
            <text:p>262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07">
            <text:p>107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27M40S">
            <text:p>00:27:40</text:p>
          </table:table-cell>
          <table:table-cell table:style-name="ce9" table:formula="of:=MINUTE([.C10])*60+SECOND([.C10])" office:value-type="float" office:value="1660">
            <text:p>1660,0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461">
            <text:p>461</text:p>
          </table:table-cell>
          <table:table-cell table:style-name="ce7" office:value-type="float" office:value="332">
            <text:p>332</text:p>
          </table:table-cell>
          <table:table-cell table:style-name="ce7" office:value-type="float" office:value="298">
            <text:p>298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29">
            <text:p>129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35M25S">
            <text:p>00:35:25</text:p>
          </table:table-cell>
          <table:table-cell table:style-name="ce9" table:formula="of:=MINUTE([.C11])*60+SECOND([.C11])" office:value-type="float" office:value="2125">
            <text:p>2125,0</text:p>
          </table:table-cell>
          <table:table-cell table:style-name="ce7" office:value-type="float" office:value="258">
            <text:p>258</text:p>
          </table:table-cell>
          <table:table-cell table:style-name="ce7" office:value-type="float" office:value="590">
            <text:p>590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373">
            <text:p>373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55">
            <text:p>155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45M20S">
            <text:p>00:45:20</text:p>
          </table:table-cell>
          <table:table-cell table:style-name="ce9" table:formula="of:=MINUTE([.C12])*60+SECOND([.C12])" office:value-type="float" office:value="2720">
            <text:p>2720,0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86">
            <text:p>186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0H58M02S">
            <text:p>00:58:02</text:p>
          </table:table-cell>
          <table:table-cell table:style-name="ce9" table:formula="of:=MINUTE([.C13])*60+SECOND([.C13])" office:value-type="float" office:value="3482">
            <text:p>3482,0</text:p>
          </table:table-cell>
          <table:table-cell table:style-name="ce7" office:value-type="float" office:value="396">
            <text:p>396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672">
            <text:p>672</text:p>
          </table:table-cell>
          <table:table-cell table:style-name="ce7" office:value-type="float" office:value="582">
            <text:p>582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23">
            <text:p>223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1H14M17S">
            <text:p>01:14:17</text:p>
          </table:table-cell>
          <table:table-cell table:style-name="ce9" table:formula="of:=HOUR([.C14])*60*60+MINUTE([.C14])*60+SECOND([.C14])" office:value-type="float" office:value="4457">
            <text:p>4457,0</text:p>
          </table:table-cell>
          <table:table-cell table:style-name="ce7" office:value-type="float" office:value="492">
            <text:p>492</text:p>
          </table:table-cell>
          <table:table-cell table:style-name="ce7" office:value-type="float" office:value="1238">
            <text:p>1238</text:p>
          </table:table-cell>
          <table:table-cell table:style-name="ce7" office:value-type="float" office:value="850">
            <text:p>850</text:p>
          </table:table-cell>
          <table:table-cell table:style-name="ce7" office:value-type="float" office:value="728">
            <text:p>728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267">
            <text:p>267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1H35M04S">
            <text:p>01:35:04</text:p>
          </table:table-cell>
          <table:table-cell table:style-name="ce9" table:formula="of:=HOUR([.C15])*60*60+MINUTE([.C15])*60+SECOND([.C15])" office:value-type="float" office:value="5704">
            <text:p>5704,0</text:p>
          </table:table-cell>
          <table:table-cell table:style-name="ce7" office:value-type="float" office:value="610">
            <text:p>610</text:p>
          </table:table-cell>
          <table:table-cell table:style-name="ce7" office:value-type="float" office:value="1585">
            <text:p>1585</text:p>
          </table:table-cell>
          <table:table-cell table:style-name="ce7" office:value-type="float" office:value="1075">
            <text:p>1075</text:p>
          </table:table-cell>
          <table:table-cell table:style-name="ce7" office:value-type="float" office:value="909">
            <text:p>909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21">
            <text:p>321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2H01M42S">
            <text:p>02:01:42</text:p>
          </table:table-cell>
          <table:table-cell table:style-name="ce9" table:formula="of:=HOUR([.C16])*60*60+MINUTE([.C16])*60+SECOND([.C16])" office:value-type="float" office:value="7302">
            <text:p>7302,0</text:p>
          </table:table-cell>
          <table:table-cell table:style-name="ce7" office:value-type="float" office:value="756">
            <text:p>756</text:p>
          </table:table-cell>
          <table:table-cell table:style-name="ce7" office:value-type="float" office:value="2028">
            <text:p>2028</text:p>
          </table:table-cell>
          <table:table-cell table:style-name="ce7" office:value-type="float" office:value="1360">
            <text:p>1360</text:p>
          </table:table-cell>
          <table:table-cell table:style-name="ce7" office:value-type="float" office:value="1137">
            <text:p>1137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385">
            <text:p>385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2H35M46S">
            <text:p>02:35:46</text:p>
          </table:table-cell>
          <table:table-cell table:style-name="ce9" table:formula="of:=HOUR([.C17])*60*60+MINUTE([.C17])*60+SECOND([.C17])" office:value-type="float" office:value="9346">
            <text:p>9346,0</text:p>
          </table:table-cell>
          <table:table-cell table:style-name="ce7" office:value-type="float" office:value="937">
            <text:p>937</text:p>
          </table:table-cell>
          <table:table-cell table:style-name="ce7" office:value-type="float" office:value="2596">
            <text:p>2596</text:p>
          </table:table-cell>
          <table:table-cell table:style-name="ce7" office:value-type="float" office:value="1720">
            <text:p>1720</text:p>
          </table:table-cell>
          <table:table-cell table:style-name="ce7" office:value-type="float" office:value="1421">
            <text:p>142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462">
            <text:p>462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3H19M23S">
            <text:p>03:19:23</text:p>
          </table:table-cell>
          <table:table-cell table:style-name="ce9" table:formula="of:=HOUR([.C18])*60*60+MINUTE([.C18])*60+SECOND([.C18])" office:value-type="float" office:value="11963">
            <text:p>11963,0</text:p>
          </table:table-cell>
          <table:table-cell table:style-name="ce7" office:value-type="float" office:value="1162">
            <text:p>1162</text:p>
          </table:table-cell>
          <table:table-cell table:style-name="ce7" office:value-type="float" office:value="3323">
            <text:p>3323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1776">
            <text:p>1776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555">
            <text:p>555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4H15M13S">
            <text:p>04:15:13</text:p>
          </table:table-cell>
          <table:table-cell table:style-name="ce9" table:formula="of:=HOUR([.C19])*60*60+MINUTE([.C19])*60+SECOND([.C19])" office:value-type="float" office:value="15313">
            <text:p>15313,0</text:p>
          </table:table-cell>
          <table:table-cell table:style-name="ce7" office:value-type="float" office:value="1441">
            <text:p>1441</text:p>
          </table:table-cell>
          <table:table-cell table:style-name="ce7" office:value-type="float" office:value="4254">
            <text:p>4254</text:p>
          </table:table-cell>
          <table:table-cell table:style-name="ce7" office:value-type="float" office:value="2752">
            <text:p>2752</text:p>
          </table:table-cell>
          <table:table-cell table:style-name="ce7" office:value-type="float" office:value="2220">
            <text:p>2220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666">
            <text:p>666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5H26M40S">
            <text:p>05:26:40</text:p>
          </table:table-cell>
          <table:table-cell table:style-name="ce9" table:formula="of:=HOUR([.C20])*60*60+MINUTE([.C20])*60+SECOND([.C20])" office:value-type="float" office:value="19600">
            <text:p>19600,0</text:p>
          </table:table-cell>
          <table:table-cell table:style-name="ce7" office:value-type="float" office:value="1787">
            <text:p>1787</text:p>
          </table:table-cell>
          <table:table-cell table:style-name="ce7" office:value-type="float" office:value="5445">
            <text:p>5445</text:p>
          </table:table-cell>
          <table:table-cell table:style-name="ce7" office:value-type="float" office:value="3482">
            <text:p>3482</text:p>
          </table:table-cell>
          <table:table-cell table:style-name="ce7" office:value-type="float" office:value="2776">
            <text:p>2776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799">
            <text:p>799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6H58M08S">
            <text:p>06:58:08</text:p>
          </table:table-cell>
          <table:table-cell table:style-name="ce9" table:formula="of:=HOUR([.C21])*60*60+MINUTE([.C21])*60+SECOND([.C21])" office:value-type="float" office:value="25088">
            <text:p>25088,0</text:p>
          </table:table-cell>
          <table:table-cell table:style-name="ce7" office:value-type="float" office:value="2216">
            <text:p>2216</text:p>
          </table:table-cell>
          <table:table-cell table:style-name="ce7" office:value-type="float" office:value="6969">
            <text:p>6969</text:p>
          </table:table-cell>
          <table:table-cell table:style-name="ce7" office:value-type="float" office:value="4404">
            <text:p>4404</text:p>
          </table:table-cell>
          <table:table-cell table:style-name="ce7" office:value-type="float" office:value="3469">
            <text:p>3469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958">
            <text:p>958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08H55M13S">
            <text:p>08:55:13</text:p>
          </table:table-cell>
          <table:table-cell table:style-name="ce9" table:formula="of:=HOUR([.C22])*60*60+MINUTE([.C22])*60+SECOND([.C22])" office:value-type="float" office:value="32113">
            <text:p>32113,0</text:p>
          </table:table-cell>
          <table:table-cell table:style-name="ce7" office:value-type="float" office:value="2748">
            <text:p>2748</text:p>
          </table:table-cell>
          <table:table-cell table:style-name="ce7" office:value-type="float" office:value="8920">
            <text:p>8920</text:p>
          </table:table-cell>
          <table:table-cell table:style-name="ce7" office:value-type="float" office:value="5571">
            <text:p>5571</text:p>
          </table:table-cell>
          <table:table-cell table:style-name="ce7" office:value-type="float" office:value="4337">
            <text:p>4337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1150">
            <text:p>1150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11H25M05S">
            <text:p>11:25:05</text:p>
          </table:table-cell>
          <table:table-cell table:style-name="ce9" table:formula="of:=HOUR([.C23])*60*60+MINUTE([.C23])*60+SECOND([.C23])" office:value-type="float" office:value="41105">
            <text:p>41105,0</text:p>
          </table:table-cell>
          <table:table-cell table:style-name="ce7" office:value-type="float" office:value="3407">
            <text:p>3407</text:p>
          </table:table-cell>
          <table:table-cell table:style-name="ce7" office:value-type="float" office:value="11418">
            <text:p>11418</text:p>
          </table:table-cell>
          <table:table-cell table:style-name="ce7" office:value-type="float" office:value="7048">
            <text:p>7048</text:p>
          </table:table-cell>
          <table:table-cell table:style-name="ce7" office:value-type="float" office:value="5421">
            <text:p>5421</text:p>
          </table:table-cell>
          <table:table-cell table:style-name="ce7" office:value-type="float" office:value="331">
            <text:p>331</text:p>
          </table:table-cell>
          <table:table-cell table:style-name="ce7" office:value-type="float" office:value="1380">
            <text:p>1380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14H36M54S">
            <text:p>14:36:54</text:p>
          </table:table-cell>
          <table:table-cell table:style-name="ce9" table:formula="of:=HOUR([.C24])*60*60+MINUTE([.C24])*60+SECOND([.C24])" office:value-type="float" office:value="52614">
            <text:p>52614,0</text:p>
          </table:table-cell>
          <table:table-cell table:style-name="ce7" office:value-type="float" office:value="4225">
            <text:p>4225</text:p>
          </table:table-cell>
          <table:table-cell table:style-name="ce7" office:value-type="float" office:value="14615">
            <text:p>14615</text:p>
          </table:table-cell>
          <table:table-cell table:style-name="ce7" office:value-type="float" office:value="8915">
            <text:p>8915</text:p>
          </table:table-cell>
          <table:table-cell table:style-name="ce7" office:value-type="float" office:value="6776">
            <text:p>6776</text:p>
          </table:table-cell>
          <table:table-cell table:style-name="ce7" office:value-type="float" office:value="401">
            <text:p>401</text:p>
          </table:table-cell>
          <table:table-cell table:style-name="ce7" office:value-type="float" office:value="1656">
            <text:p>1656</text:p>
          </table:table-cell>
          <table:table-cell table:number-columns-repeated="1014"/>
        </table:table-row>
        <table:table-row table:style-name="ro2">
          <table:table-cell table:style-name="ce2" table:number-columns-repeated="2"/>
          <table:table-cell table:style-name="ce3" office:value-type="time" office:time-value="PT18H42M26S">
            <text:p>18:42:26</text:p>
          </table:table-cell>
          <table:table-cell table:style-name="ce9" table:formula="of:=HOUR([.C25])*60*60+MINUTE([.C25])*60+SECOND([.C25])" office:value-type="float" office:value="67346">
            <text:p>67346,0</text:p>
          </table:table-cell>
          <table:table-cell table:style-name="ce7" office:value-type="float" office:value="5239">
            <text:p>5239</text:p>
          </table:table-cell>
          <table:table-cell table:style-name="ce7" office:value-type="float" office:value="18707">
            <text:p>18707</text:p>
          </table:table-cell>
          <table:table-cell table:style-name="ce7" office:value-type="float" office:value="11278">
            <text:p>11278</text:p>
          </table:table-cell>
          <table:table-cell table:style-name="ce7" office:value-type="float" office:value="8470">
            <text:p>8470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1987">
            <text:p>1987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/>
          <table:table-cell table:style-name="ce3" office:value-type="time" office:time-value="PT23H56M43S">
            <text:p>23:56:43</text:p>
          </table:table-cell>
          <table:table-cell table:style-name="ce9" table:formula="of:=[.B26]*24*60*60+HOUR([.C26])*60*60+MINUTE([.C26])*60+SECOND([.C26])" office:value-type="float" office:value="86203">
            <text:p>86203,0</text:p>
          </table:table-cell>
          <table:table-cell table:style-name="ce7" office:value-type="float" office:value="6496">
            <text:p>6496</text:p>
          </table:table-cell>
          <table:table-cell table:style-name="ce7" office:value-type="float" office:value="23945">
            <text:p>23945</text:p>
          </table:table-cell>
          <table:table-cell table:style-name="ce7" office:value-type="float" office:value="14267">
            <text:p>14267</text:p>
          </table:table-cell>
          <table:table-cell table:style-name="ce7" office:value-type="float" office:value="10588">
            <text:p>10588</text:p>
          </table:table-cell>
          <table:table-cell table:style-name="ce7" office:value-type="float" office:value="587">
            <text:p>587</text:p>
          </table:table-cell>
          <table:table-cell table:style-name="ce7" office:value-type="float" office:value="2385">
            <text:p>2385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3" office:value-type="time" office:time-value="PT06H39M00S">
            <text:p>06:39:00</text:p>
          </table:table-cell>
          <table:table-cell table:style-name="ce9" table:formula="of:=[.B27]*24*60*60+HOUR([.C27])*60*60+MINUTE([.C27])*60+SECOND([.C27])" office:value-type="float" office:value="110340">
            <text:p>110340,0</text:p>
          </table:table-cell>
          <table:table-cell table:style-name="ce7" office:value-type="float" office:value="8055">
            <text:p>8055</text:p>
          </table:table-cell>
          <table:table-cell table:style-name="ce7" office:value-type="float" office:value="30650">
            <text:p>30650</text:p>
          </table:table-cell>
          <table:table-cell table:style-name="ce7" office:value-type="float" office:value="18047">
            <text:p>18047</text:p>
          </table:table-cell>
          <table:table-cell table:style-name="ce7" office:value-type="float" office:value="13235">
            <text:p>13235</text:p>
          </table:table-cell>
          <table:table-cell table:style-name="ce7" office:value-type="float" office:value="710">
            <text:p>710</text:p>
          </table:table-cell>
          <table:table-cell table:style-name="ce7" office:value-type="float" office:value="2862">
            <text:p>2862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3" office:value-type="time" office:time-value="PT15H13M55S">
            <text:p>15:13:55</text:p>
          </table:table-cell>
          <table:table-cell table:style-name="ce9" table:formula="of:=[.B28]*24*60*60+HOUR([.C28])*60*60+MINUTE([.C28])*60+SECOND([.C28])" office:value-type="float" office:value="141235">
            <text:p>141235,0</text:p>
          </table:table-cell>
          <table:table-cell table:style-name="ce7" office:value-type="float" office:value="9989">
            <text:p>9989</text:p>
          </table:table-cell>
          <table:table-cell table:style-name="ce7" office:value-type="float" office:value="39232">
            <text:p>39232</text:p>
          </table:table-cell>
          <table:table-cell table:style-name="ce7" office:value-type="float" office:value="22830">
            <text:p>22830</text:p>
          </table:table-cell>
          <table:table-cell table:style-name="ce7" office:value-type="float" office:value="16544">
            <text:p>16544</text:p>
          </table:table-cell>
          <table:table-cell table:style-name="ce7" office:value-type="float" office:value="859">
            <text:p>859</text:p>
          </table:table-cell>
          <table:table-cell table:style-name="ce7" office:value-type="float" office:value="3434">
            <text:p>3434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">
            <text:p>2</text:p>
          </table:table-cell>
          <table:table-cell table:style-name="ce3" office:value-type="time" office:time-value="PT02H13M01S">
            <text:p>02:13:01</text:p>
          </table:table-cell>
          <table:table-cell table:style-name="ce9" table:formula="of:=[.B29]*24*60*60+HOUR([.C29])*60*60+MINUTE([.C29])*60+SECOND([.C29])" office:value-type="float" office:value="180781">
            <text:p>180781,0</text:p>
          </table:table-cell>
          <table:table-cell table:style-name="ce7" office:value-type="float" office:value="12386">
            <text:p>12386</text:p>
          </table:table-cell>
          <table:table-cell table:style-name="ce7" office:value-type="float" office:value="50217">
            <text:p>50217</text:p>
          </table:table-cell>
          <table:table-cell table:style-name="ce7" office:value-type="float" office:value="28880">
            <text:p>28880</text:p>
          </table:table-cell>
          <table:table-cell table:style-name="ce7" office:value-type="float" office:value="20680">
            <text:p>20680</text:p>
          </table:table-cell>
          <table:table-cell table:style-name="ce7" office:value-type="float" office:value="1040">
            <text:p>1040</text:p>
          </table:table-cell>
          <table:table-cell table:style-name="ce7" office:value-type="float" office:value="4121">
            <text:p>412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2">
            <text:p>2</text:p>
          </table:table-cell>
          <table:table-cell table:style-name="ce3" office:value-type="time" office:time-value="PT16H16M39S">
            <text:p>16:16:39</text:p>
          </table:table-cell>
          <table:table-cell table:style-name="ce9" table:formula="of:=[.B30]*24*60*60+HOUR([.C30])*60*60+MINUTE([.C30])*60+SECOND([.C30])" office:value-type="float" office:value="231399">
            <text:p>231399,0</text:p>
          </table:table-cell>
          <table:table-cell table:style-name="ce7" office:value-type="float" office:value="15359">
            <text:p>15359</text:p>
          </table:table-cell>
          <table:table-cell table:style-name="ce7" office:value-type="float" office:value="64278">
            <text:p>64278</text:p>
          </table:table-cell>
          <table:table-cell table:style-name="ce7" office:value-type="float" office:value="36533">
            <text:p>36533</text:p>
          </table:table-cell>
          <table:table-cell table:style-name="ce7" office:value-type="float" office:value="25849">
            <text:p>25849</text:p>
          </table:table-cell>
          <table:table-cell table:style-name="ce7" office:value-type="float" office:value="1258">
            <text:p>1258</text:p>
          </table:table-cell>
          <table:table-cell table:style-name="ce7" office:value-type="float" office:value="4945">
            <text:p>4945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3">
            <text:p>3</text:p>
          </table:table-cell>
          <table:table-cell table:style-name="ce3" office:value-type="time" office:time-value="PT10H16M31S">
            <text:p>10:16:31</text:p>
          </table:table-cell>
          <table:table-cell table:style-name="ce9" table:formula="of:=[.B31]*24*60*60+HOUR([.C31])*60*60+MINUTE([.C31])*60+SECOND([.C31])" office:value-type="float" office:value="296191">
            <text:p>296191,0</text:p>
          </table:table-cell>
          <table:table-cell table:style-name="ce7" office:value-type="float" office:value="19045">
            <text:p>19045</text:p>
          </table:table-cell>
          <table:table-cell table:style-name="ce7" office:value-type="float" office:value="82275">
            <text:p>82275</text:p>
          </table:table-cell>
          <table:table-cell table:style-name="ce7" office:value-type="float" office:value="46214">
            <text:p>46214</text:p>
          </table:table-cell>
          <table:table-cell table:style-name="ce7" office:value-type="float" office:value="32312">
            <text:p>32312</text:p>
          </table:table-cell>
          <table:table-cell table:style-name="ce7" office:value-type="float" office:value="1522">
            <text:p>1522</text:p>
          </table:table-cell>
          <table:table-cell table:style-name="ce7" office:value-type="float" office:value="5934">
            <text:p>5934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4">
            <text:p>4</text:p>
          </table:table-cell>
          <table:table-cell table:style-name="ce3" office:value-type="time" office:time-value="PT09H18M44S">
            <text:p>09:18:44</text:p>
          </table:table-cell>
          <table:table-cell table:style-name="ce9" table:formula="of:=[.B32]*24*60*60+HOUR([.C32])*60*60+MINUTE([.C32])*60+SECOND([.C32])" office:value-type="float" office:value="379124">
            <text:p>379124,0</text:p>
          </table:table-cell>
          <table:table-cell table:style-name="ce7" office:value-type="float" office:value="23615">
            <text:p>23615</text:p>
          </table:table-cell>
          <table:table-cell table:style-name="ce7" office:value-type="float" office:value="105312">
            <text:p>105312</text:p>
          </table:table-cell>
          <table:table-cell table:style-name="ce7" office:value-type="float" office:value="58461">
            <text:p>58461</text:p>
          </table:table-cell>
          <table:table-cell table:style-name="ce7" office:value-type="float" office:value="40390">
            <text:p>40390</text:p>
          </table:table-cell>
          <table:table-cell table:style-name="ce7" office:value-type="float" office:value="1842">
            <text:p>1842</text:p>
          </table:table-cell>
          <table:table-cell table:style-name="ce7" office:value-type="float" office:value="7121">
            <text:p>7121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5">
            <text:p>5</text:p>
          </table:table-cell>
          <table:table-cell table:style-name="ce3" office:value-type="time" office:time-value="PT14H47M59S">
            <text:p>14:47:59</text:p>
          </table:table-cell>
          <table:table-cell table:style-name="ce9" table:formula="of:=[.B33]*24*60*60+HOUR([.C33])*60*60+MINUTE([.C33])*60+SECOND([.C33])" office:value-type="float" office:value="485279">
            <text:p>485279,0</text:p>
          </table:table-cell>
          <table:table-cell table:style-name="ce7" office:value-type="float" office:value="29283">
            <text:p>29283</text:p>
          </table:table-cell>
          <table:table-cell table:style-name="ce7" office:value-type="float" office:value="134800">
            <text:p>134800</text:p>
          </table:table-cell>
          <table:table-cell table:style-name="ce7" office:value-type="float" office:value="73953">
            <text:p>73953</text:p>
          </table:table-cell>
          <table:table-cell table:style-name="ce7" office:value-type="float" office:value="50487">
            <text:p>50487</text:p>
          </table:table-cell>
          <table:table-cell table:style-name="ce7" office:value-type="float" office:value="2229">
            <text:p>2229</text:p>
          </table:table-cell>
          <table:table-cell table:style-name="ce7" office:value-type="float" office:value="8546">
            <text:p>8546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7">
            <text:p>7</text:p>
          </table:table-cell>
          <table:table-cell table:style-name="ce3" office:value-type="time" office:time-value="PT04H32M37S">
            <text:p>04:32:37</text:p>
          </table:table-cell>
          <table:table-cell table:style-name="ce9" table:formula="of:=[.B34]*24*60*60+HOUR([.C34])*60*60+MINUTE([.C34])*60+SECOND([.C34])" office:value-type="float" office:value="621157">
            <text:p>621157,0</text:p>
          </table:table-cell>
          <table:table-cell table:style-name="ce7" office:value-type="float" office:value="36311">
            <text:p>36311</text:p>
          </table:table-cell>
          <table:table-cell table:style-name="ce7" office:value-type="float" office:value="172544">
            <text:p>172544</text:p>
          </table:table-cell>
          <table:table-cell table:style-name="ce7" office:value-type="float" office:value="93551">
            <text:p>93551</text:p>
          </table:table-cell>
          <table:table-cell table:style-name="ce7" office:value-type="float" office:value="63109">
            <text:p>63109</text:p>
          </table:table-cell>
          <table:table-cell table:style-name="ce7" office:value-type="float" office:value="2697">
            <text:p>2697</text:p>
          </table:table-cell>
          <table:table-cell table:style-name="ce7" office:value-type="float" office:value="10255">
            <text:p>10255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9">
            <text:p>9</text:p>
          </table:table-cell>
          <table:table-cell table:style-name="ce3" office:value-type="time" office:time-value="PT04H51M21S">
            <text:p>04:51:21</text:p>
          </table:table-cell>
          <table:table-cell table:style-name="ce9" table:formula="of:=[.B35]*24*60*60+HOUR([.C35])*60*60+MINUTE([.C35])*60+SECOND([.C35])" office:value-type="float" office:value="795081">
            <text:p>795081,0</text:p>
          </table:table-cell>
          <table:table-cell table:style-name="ce7" office:value-type="float" office:value="45026">
            <text:p>45026</text:p>
          </table:table-cell>
          <table:table-cell table:style-name="ce7" office:value-type="float" office:value="220856">
            <text:p>220856</text:p>
          </table:table-cell>
          <table:table-cell table:style-name="ce7" office:value-type="float" office:value="118342">
            <text:p>118342</text:p>
          </table:table-cell>
          <table:table-cell table:style-name="ce7" office:value-type="float" office:value="78886">
            <text:p>78886</text:p>
          </table:table-cell>
          <table:table-cell table:style-name="ce7" office:value-type="float" office:value="3263">
            <text:p>3263</text:p>
          </table:table-cell>
          <table:table-cell table:style-name="ce7" office:value-type="float" office:value="12306">
            <text:p>12306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2" office:value-type="float" office:value="11">
            <text:p>11</text:p>
          </table:table-cell>
          <table:table-cell table:style-name="ce3" office:value-type="time" office:time-value="PT18H41M44S">
            <text:p>18:41:44</text:p>
          </table:table-cell>
          <table:table-cell table:style-name="ce9" table:formula="of:=[.B36]*24*60*60+HOUR([.C36])*60*60+MINUTE([.C36])*60+SECOND([.C36])" office:value-type="float" office:value="1017704">
            <text:p>1017704,0</text:p>
          </table:table-cell>
          <table:table-cell table:style-name="ce7" office:value-type="float" office:value="55832">
            <text:p>55832</text:p>
          </table:table-cell>
          <table:table-cell table:style-name="ce7" office:value-type="float" office:value="282696">
            <text:p>282696</text:p>
          </table:table-cell>
          <table:table-cell table:style-name="ce7" office:value-type="float" office:value="149702">
            <text:p>149702</text:p>
          </table:table-cell>
          <table:table-cell table:style-name="ce7" office:value-type="float" office:value="98608">
            <text:p>98608</text:p>
          </table:table-cell>
          <table:table-cell table:style-name="ce7" office:value-type="float" office:value="3949">
            <text:p>3949</text:p>
          </table:table-cell>
          <table:table-cell table:style-name="ce7" office:value-type="float" office:value="14767">
            <text:p>14767</text:p>
          </table:table-cell>
          <table:table-cell table:number-columns-repeated="1014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seconds number:style="long"/>
    </number:time-style>
    <number:number-style style:name="N109">
      <number:number number:decimal-places="9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22.12.2009</text:date>, <text:time>23:01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y Behrens</meta:initial-creator>
    <meta:creation-date>2009-12-22T22:26:23</meta:creation-date>
    <dc:date>2009-12-22T23:01:24</dc:date>
    <dc:creator>Andrey Behrens</dc:creator>
    <meta:editing-duration>PT00H21M07S</meta:editing-duration>
    <meta:editing-cycles>6</meta:editing-cycles>
    <meta:generator>OpenOffice.org/3.1$Unix OpenOffice.org_project/310m11$Build-9399</meta:generator>
    <meta:document-statistic meta:table-count="3" meta:cell-count="633" meta:object-count="0"/>
  </office:meta>
</office:document-meta>
</file>